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style:use-window-font-color="true" loext:opacity="0%" style:font-name="Droid Sans Mono" fo:font-size="10.5pt" fo:font-weight="normal" fo:background-color="transparent"/>
    </style:style>
    <style:style style:name="P2" style:family="paragraph" style:parent-style-name="Standard">
      <style:paragraph-properties style:line-height-at-least="0.503cm"/>
      <style:text-properties style:use-window-font-color="true" loext:opacity="0%" fo:background-color="transparent"/>
    </style:style>
    <style:style style:name="P3" style:family="paragraph" style:parent-style-name="Standard">
      <style:text-properties style:use-window-font-color="true" loext:opacity="0%" fo:background-color="transparent"/>
    </style:style>
    <style:style style:name="T1" style:family="text">
      <style:text-properties fo:color="#b5cea8" loext:opacity="100%"/>
    </style:style>
    <style:style style:name="T2" style:family="text">
      <style:text-properties fo:color="#569cd6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Eu sou…</text:p>
      <text:p text:style-name="P1">I. Idealista, criativo e visionário</text:p>
      <text:p text:style-name="P1">C. Divertido, espiritual e benéfico</text:p>
      <text:p text:style-name="P1">O. Confiável, meticuloso e previsível</text:p>
      <text:p text:style-name="P1">A. Focado, determinado e persistente</text:p>
      <text:p text:style-name="P2"/>
      <text:p text:style-name="P2"/>
      <text:p text:style-name="P1">2. Eu gosto de….</text:p>
      <text:p text:style-name="P1">A. Ser piloto</text:p>
      <text:p text:style-name="P1">C. Conversar com os passageiros</text:p>
      <text:p text:style-name="P1">O. Planear a viagem</text:p>
      <text:p text:style-name="P1">I. Explorar novas rotas</text:p>
      <text:p text:style-name="P2"/>
      <text:p text:style-name="P2"/>
      <text:p text:style-name="P1">3. Se quiser dar-se bem comigo…</text:p>
      <text:p text:style-name="P1">I. Dê-me liberdade</text:p>
      <text:p text:style-name="P1">O. Deixe-me saber qual a sua expectativa</text:p>
      <text:p text:style-name="P1">A. Lidere, siga ou saia do caminho</text:p>
      <text:p text:style-name="P1">C. Seja amigável, carinhoso e compreensivo</text:p>
      <text:p text:style-name="P2"/>
      <text:p text:style-name="P2"/>
      <text:p text:style-name="P1">4. Para conseguir obter bons resultados é preciso…</text:p>
      <text:p text:style-name="P1">I. Ter incertezas</text:p>
      <text:p text:style-name="P1">O. Controlar o essencial</text:p>
      <text:p text:style-name="P1">C. Diversão e celebração</text:p>
      <text:p text:style-name="P1">A. Planear e obter recursos</text:p>
      <text:p text:style-name="P2"/>
      <text:p text:style-name="P2"/>
      <text:p text:style-name="P1">5. Divirto-me quando…</text:p>
      <text:p text:style-name="P1">A. Me exercito</text:p>
      <text:p text:style-name="P1">I. Tenho novidades</text:p>
      <text:p text:style-name="P1">C. Estou com outras pessoas</text:p>
      <text:p text:style-name="P1">O. Determino as regras</text:p>
      <text:p text:style-name="P2"/>
      <text:p text:style-name="P1">6. Penso que…</text:p>
      <text:p text:style-name="P1">C. Unidos venceremos, divididos perderemos</text:p>
      <text:p text:style-name="P1">A. O ataque é melhor que a defesa</text:p>
      <text:p text:style-name="P1">I. É bom ser manso, mas é sempre bom andar com um bastão</text:p>
      <text:p text:style-name="P1">O. Um homem prevenido vale por dois</text:p>
      <text:p text:style-name="P2"/>
      <text:p text:style-name="P2"/>
      <text:p text:style-name="P1">7. Preocupo-me em…</text:p>
      <text:p text:style-name="P1">I. Gerar a ideia global</text:p>
      <text:p text:style-name="P1">C. Fazer com que as pessoas gostem</text:p>
      <text:p text:style-name="P1">O. Fazer com que funcione</text:p>
      <text:p text:style-name="P1">A. Fazer com que aconteça</text:p>
      <text:p text:style-name="P2"/>
      <text:p text:style-name="P2"/>
      <text:p text:style-name="P1">8. Prefiro…</text:p>
      <text:p text:style-name="P1">I. Perguntas em vez de respostas</text:p>
      <text:p text:style-name="P1">O. Ter todos os detalhes</text:p>
      <text:p text:style-name="P1"><text:soft-page-break/>A. Vantagens a meu favor</text:p>
      <text:p text:style-name="P1">C. Que todos tenham hipóteses de serem ouvidos</text:p>
      <text:p text:style-name="P2"/>
      <text:p text:style-name="P2"/>
      <text:p text:style-name="P1">9. Gosto de…</text:p>
      <text:p text:style-name="P1">A. Fazer progressos</text:p>
      <text:p text:style-name="P1">I. Construir memórias</text:p>
      <text:p text:style-name="P1">O. Fazer sentido</text:p>
      <text:p text:style-name="P1">C. Deixar as pessoas confortáveis</text:p>
      <text:p text:style-name="P2"/>
      <text:p text:style-name="P2"/>
      <text:p text:style-name="P1">10. Gosto de chegar…</text:p>
      <text:p text:style-name="P1">A. À frente</text:p>
      <text:p text:style-name="P1">C. Junto</text:p>
      <text:p text:style-name="P1">O. Na hora</text:p>
      <text:p text:style-name="P1">I. Noutro lugar</text:p>
      <text:p text:style-name="P2"/>
      <text:p text:style-name="P1">11. Um ótimo dia para mim é quando…</text:p>
      <text:p text:style-name="P1">A. Consigo fazer muitas coisas</text:p>
      <text:p text:style-name="P1">C. Me divirto com os amigos</text:p>
      <text:p text:style-name="P1">O. Tudo segue conforme planeado</text:p>
      <text:p text:style-name="P1">I. Desfruto de coisas novas e estimulantes</text:p>
      <text:p text:style-name="P2"/>
      <text:p text:style-name="P2"/>
      <text:p text:style-name="P1">12. Vejo a morte como…</text:p>
      <text:p text:style-name="P1">I. Uma grande aventura misteriosa</text:p>
      <text:p text:style-name="P1">C. Oportunidade para rever os falecidos</text:p>
      <text:p text:style-name="P1">O. Um modo de receber recompensas</text:p>
      <text:p text:style-name="P1">A. Algo que sempre chega muito cedo</text:p>
      <text:p text:style-name="P2"/>
      <text:p text:style-name="P2"/>
      <text:p text:style-name="P1">13. A minha filosofia de vida é…</text:p>
      <text:p text:style-name="P1">A. Há ganhadores e perdedores, e acredito ser um ganhador</text:p>
      <text:p text:style-name="P1">C. Para ganhar, ninguém precisa perder</text:p>
      <text:p text:style-name="P1">O. Para ganhar é preciso seguir as regras</text:p>
      <text:p text:style-name="P1">I. Para ganhar, é necessário inventar novas regras</text:p>
      <text:p text:style-name="P2"/>
      <text:p text:style-name="P2"/>
      <text:p text:style-name="P1">14. Sempre gostei de…</text:p>
      <text:p text:style-name="P1">I. Explorar</text:p>
      <text:p text:style-name="P1">O. Evitar surpresas</text:p>
      <text:p text:style-name="P1">A. Focar na meta</text:p>
      <text:p text:style-name="P1">C. Realizar uma abordagem natural</text:p>
      <text:p text:style-name="P2"/>
      <text:p text:style-name="P2"/>
      <text:p text:style-name="P1">15. Gosto de mudanças se…</text:p>
      <text:p text:style-name="P1">A. Me der uma vantagem competitiva</text:p>
      <text:p text:style-name="P1">C. For divertido e puder ser compartilhado</text:p>
      <text:p text:style-name="P1">I. Me oferecer mais liberdade e variedade</text:p>
      <text:p text:style-name="P1">O. Melhorar ou me der mais controlo</text:p>
      <text:p text:style-name="P2"/>
      <text:p text:style-name="P1"><text:soft-page-break/>16. Não existe nada de errado em…</text:p>
      <text:p text:style-name="P1">A. Colocar-se à frente</text:p>
      <text:p text:style-name="P1">C. Colocar os outros na frente</text:p>
      <text:p text:style-name="P1">I. Mudar de ideia</text:p>
      <text:p text:style-name="P1">O. Ser consistente</text:p>
      <text:p text:style-name="P2"/>
      <text:p text:style-name="P2"/>
      <text:p text:style-name="P1">17. Gosto de pedir conselhos sobre…</text:p>
      <text:p text:style-name="P1">A. Pessoas bem-sucedidas</text:p>
      <text:p text:style-name="P1">C. Anciãos e conselheiros</text:p>
      <text:p text:style-name="P1">O. Autoridades no assunto</text:p>
      <text:p text:style-name="P1">I. Lugares, os mais estranhos</text:p>
      <text:p text:style-name="P2"/>
      <text:p text:style-name="P2"/>
      <text:p text:style-name="P1">18. O meu lema é…</text:p>
      <text:p text:style-name="P1">I. Fazer o que precisa de ser feito</text:p>
      <text:p text:style-name="P1">O. Fazer bem feito</text:p>
      <text:p text:style-name="P1">C. Fazer com a equipa</text:p>
      <text:p text:style-name="P1">A. Simplesmente fazer</text:p>
      <text:p text:style-name="P2"/>
      <text:p text:style-name="P2"/>
      <text:p text:style-name="P1">19. Gosto de…</text:p>
      <text:p text:style-name="P1">I. Complexidade, mesmo se confusa</text:p>
      <text:p text:style-name="P1">O. Ordem e sistematização</text:p>
      <text:p text:style-name="P1">C. Calor humano e animação</text:p>
      <text:p text:style-name="P1">A. Coisas claras e simples</text:p>
      <text:p text:style-name="P2"/>
      <text:p text:style-name="P2"/>
      <text:p text:style-name="P1">20. Tempo para mim é…</text:p>
      <text:p text:style-name="P1">A. Algo que detesto desperdiçar</text:p>
      <text:p text:style-name="P1">C. Um grande ciclo</text:p>
      <text:p text:style-name="P1">O. Uma flecha que leva ao inevitável</text:p>
      <text:p text:style-name="P1">I. Irrelevante</text:p>
      <text:p text:style-name="P2"/>
      <text:p text:style-name="P1">21. Se eu fosse milionário…</text:p>
      <text:p text:style-name="P1">C. Faria doações a muitas entidades</text:p>
      <text:p text:style-name="P1">O. Criaria uma poupança avantajada</text:p>
      <text:p text:style-name="P1">I. Faria o que me desse na cabeça</text:p>
      <text:p text:style-name="P1">A. Me exibiria bastante com algumas pessoas</text:p>
      <text:p text:style-name="P2"/>
      <text:p text:style-name="P2"/>
      <text:p text:style-name="P1">22. Acredito que…</text:p>
      <text:p text:style-name="P1">A. O destino é mais importante do que a jornada</text:p>
      <text:p text:style-name="P1">C. A jornada é mais importante do que o destino</text:p>
      <text:p text:style-name="P1">O. Um cêntimo economizado é um cêntimo ganho</text:p>
      <text:p text:style-name="P1">I. Bastam um navio e uma estrela para navegar</text:p>
      <text:p text:style-name="P2"/>
      <text:p text:style-name="P2"/>
      <text:p text:style-name="P1">23. Acredito também que…</text:p>
      <text:p text:style-name="P1">A. Aquele que hesita está perdido</text:p>
      <text:p text:style-name="P1">O. Grão a grão enche a galinha o papo</text:p>
      <text:p text:style-name="P1"><text:soft-page-break/>C. O que vai volta</text:p>
      <text:p text:style-name="P1">I. Um sorriso ou uma careta é o mesmo para quem é cego</text:p>
      <text:p text:style-name="P2"/>
      <text:p text:style-name="P2"/>
      <text:p text:style-name="P1">24. Acredito ainda que…</text:p>
      <text:p text:style-name="P1">O. É melhor prudência do que arrependimento</text:p>
      <text:p text:style-name="P1">I. A autoridade deve ser desafiada</text:p>
      <text:p text:style-name="P1">A. Ganhar é fundamental</text:p>
      <text:p text:style-name="P1">C. O coletivo é mais importante do que o individual</text:p>
      <text:p text:style-name="P2"/>
      <text:p text:style-name="P2"/>
      <text:p text:style-name="P1">25. Penso que…</text:p>
      <text:p text:style-name="P1">I. Não é fácil ficar encurralado</text:p>
      <text:p text:style-name="P1">O. É preferível olhar, antes de pular</text:p>
      <text:p text:style-name="P1">C. Duas cabeças pensam melhor do que uma</text:p>
      <text:p text:style-name="P1">A. Se não tem condições de competir, não compita</text:p>
      <text:p text:style-name="P2"/>
      <text:p text:style-name="P1">RESULTADO</text:p>
      <text:p text:style-name="P1">Agora tem que somar o total de cada letra e multiplicar por 4, conforme abaixo. Cada letra representa um perfil que está retratado em cada um dos animais já citados.</text:p>
      <text:p text:style-name="P1">I X4 = ___ % Águia</text:p>
      <text:p text:style-name="P1">C X4 = ___ % Gato</text:p>
      <text:p text:style-name="P1">A X4 = ___ % Tubarão</text:p>
      <text:p text:style-name="P1">O X4 = ___ % Lobo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21:56:45.002841142</meta:creation-date>
    <dc:date>2023-03-31T21:57:38.507138977</dc:date>
    <meta:editing-duration>PT54S</meta:editing-duration>
    <meta:editing-cycles>1</meta:editing-cycles>
    <meta:document-statistic meta:table-count="0" meta:image-count="0" meta:object-count="0" meta:page-count="4" meta:paragraph-count="131" meta:word-count="725" meta:character-count="3834" meta:non-whitespace-character-count="3240"/>
    <meta:generator>LibreOffice/7.3.7.2$Linux_X86_64 LibreOffice_project/30$Build-2</meta:generator>
  </office:meta>
</office:document-meta>
</file>